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563in" style:rel-column-width="936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7"/>
        <table:table-row table:style-name="TableLine94137279737936">
          <table:table-cell table:style-name="Table1.A1" office:value-type="string">
            <text:p text:style-name="Table_20_Contents">第一天</text:p>
          </table:table-cell>
          <table:table-cell table:style-name="Table1.A1" office:value-type="string">
            <text:p text:style-name="Table_20_Contents">第二天</text:p>
          </table:table-cell>
          <table:table-cell table:style-name="Table1.A1" office:value-type="string">
            <text:p text:style-name="Table_20_Contents">第三天</text:p>
          </table:table-cell>
          <table:table-cell table:style-name="Table1.A1" office:value-type="string">
            <text:p text:style-name="Table_20_Contents">第四天</text:p>
          </table:table-cell>
          <table:table-cell table:style-name="Table1.A1" office:value-type="string">
            <text:p text:style-name="Table_20_Contents">第五天</text:p>
          </table:table-cell>
          <table:table-cell table:style-name="Table1.A1" office:value-type="string">
            <text:p text:style-name="Table_20_Contents">第六天</text:p>
          </table:table-cell>
          <table:table-cell table:style-name="Table1.G1" office:value-type="string">
            <text:p text:style-name="Table_20_Contents">第七天</text:p>
          </table:table-cell>
        </table:table-row>
        <table:table-row table:style-name="TableLine9413727973793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>休息</text:p>
          </table:table-cell>
        </table:table-row>
        <table:table-row table:style-name="TableLine9413727973793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 table:style-name="TableLine9413727973793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 table:style-name="TableLine9413727973793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 table:style-name="TableLine9413727973793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 table:style-name="TableLine9413727973793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 table:style-name="TableLine9413727973793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 table:style-name="TableLine9413727973793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 table:style-name="TableLine9413727973793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7T00:04:51.308815128</meta:creation-date>
    <dc:date>2021-12-07T00:05:51.397224519</dc:date>
    <meta:editing-duration>PT1M2S</meta:editing-duration>
    <meta:editing-cycles>1</meta:editing-cycles>
    <meta:document-statistic meta:table-count="1" meta:image-count="0" meta:object-count="0" meta:page-count="1" meta:paragraph-count="8" meta:word-count="23" meta:character-count="23" meta:non-whitespace-character-count="23"/>
    <meta:generator>LibreOffice/6.4.7.2$Linux_X86_64 LibreOffice_project/40$Build-2</meta:generator>
  </office:meta>
</office:document-meta>
</file>